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0.655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rfc-language-tag="mn-Cyrl-MN" fo:language="mn" fo:script="Cyrl" fo:country="MN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rfc-language-tag="mn-Cyrl-MN" fo:language="mn" fo:script="Cyrl" fo:country="MN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  <table:table-cell/>
          <table:table-cell office:value-type="string" calcext:value-type="string">
            <text:p>Нэр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Анхтуяа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Анхтуяа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Ариунтунгалаг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Ган-Од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Батбаяр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Жавхлан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Баяржавхлан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Жамсран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Баярмагнай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Золбаяр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Билгүүн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Солонго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Болортуяа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Туяа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Ган-Од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Хулан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Дагвадорж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Цацрал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Жавхлан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Энхбаяр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Жавхлантөгс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Жамсран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Золбаяр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аргад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өнх-Эрдэнэ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өнхбат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Мөнхжин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Нарантунгалаг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Нямдорж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Отгонбаяр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Очир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Өлзийбаяр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Солонго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Төгөлдөр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Туяа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Тэмүүлэн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Халиунаа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Хулан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Цацрал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Цолмон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Цоморлог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Энхбаяр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Энхзул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Эрдэнэбаяр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2:04:36.04563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03:53:43</meta:creation-date>
    <dc:date>2025-08-11T12:07:53.894269000</dc:date>
    <meta:generator>LibreOffice/25.2.4.3$MacOSX_X86_64 LibreOffice_project/33e196637044ead23f5c3226cde09b47731f7e27</meta:generator>
    <meta:editing-duration>PT3M18S</meta:editing-duration>
    <meta:editing-cycles>1</meta:editing-cycles>
    <meta:document-statistic meta:table-count="1" meta:cell-count="81" meta:object-count="0"/>
    <meta:user-defined meta:name="AppVersion">12.0000</meta:user-defined>
  </office:meta>
</office:document-meta>
</file>